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2" style:family="graphic" style:parent-style-name="objectwithoutfill">
      <style:graphic-properties svg:stroke-width="0cm" svg:stroke-color="#eeeeee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fo:min-height="0.439cm"/>
    </style:style>
    <style:style style:name="gr4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gr5" style:family="graphic" style:parent-style-name="standard">
      <style:graphic-properties draw:fill-color="#eeeeee" draw:textarea-horizontal-align="justify" draw:textarea-vertical-align="middle" draw:auto-grow-height="false" fo:min-height="0.312cm" fo:min-width="0.062cm"/>
    </style:style>
    <style:style style:name="gr6" style:family="graphic" style:parent-style-name="objectwithoutfill">
      <style:graphic-properties draw:stroke="dash" draw:stroke-dash="Line_20_with_20_Fine_20_Dots" svg:stroke-width="0cm" svg:stroke-color="#eeeeee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color="#000000" draw:fill="none" draw:fill-color="#ffffff" fo:min-height="2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17c0b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5" style:family="paragraph">
      <loext:graphic-properties draw:fill-color="#eeeeee"/>
      <style:paragraph-properties fo:text-align="center"/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P6" style:family="paragraph">
      <loext:graphic-properties draw:fill-color="#eeeeee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7" style:family="paragraph">
      <loext:graphic-properties draw:fill-color="#eeeeee"/>
      <style:paragraph-properties fo:text-align="center"/>
      <style:text-properties fo:color="#000000" fo:font-size="9pt"/>
    </style:style>
    <style:style style:name="P8" style:family="paragraph">
      <loext:graphic-properties draw:fill-color="#f17c0b"/>
      <style:paragraph-properties fo:text-align="center"/>
      <style:text-properties fo:color="#000000" fo:font-size="9pt"/>
    </style:style>
    <style:style style:name="P9" style:family="paragraph">
      <loext:graphic-properties draw:fill-color="#f17c0b"/>
      <style:paragraph-properties fo:text-align="center"/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</style:style>
    <style:style style:name="T1" style:family="text">
      <style:text-properties fo:color="#666666" style:text-position="0% 100%" fo:font-size="9pt" fo:font-weight="bold" style:font-size-asian="18pt" style:font-size-complex="18pt"/>
    </style:style>
    <style:style style:name="T2" style:family="text">
      <style:text-properties fo:color="#666666" style:text-position="-33% 58%" fo:font-size="9pt" fo:font-weight="bold" style:font-size-asian="18pt" style:font-size-complex="18pt"/>
    </style:style>
    <style:style style:name="T3" style:family="text">
      <style:text-properties fo:color="#000000" fo:font-size="9pt" fo:font-style="normal" fo:font-weight="normal" style:font-size-asian="18pt" style:font-size-complex="18pt"/>
    </style:style>
    <style:style style:name="T4" style:family="text">
      <style:text-properties fo:color="#000000" style:text-position="-33% 58%" fo:font-size="9pt" fo:font-style="normal" fo:font-weight="normal" style:font-size-asian="18pt" style:font-size-complex="18pt"/>
    </style:style>
    <style:style style:name="T5" style:family="text">
      <style:text-properties fo:color="#000000" style:text-position="0% 100%" fo:font-size="9pt" fo:font-style="normal" fo:font-weight="normal" style:font-size-asian="18pt" style:font-weight-asian="bold" style:font-size-complex="18pt" style:font-weight-complex="bold"/>
    </style:style>
    <style:style style:name="T6" style:family="text"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T7" style:family="text">
      <style:text-properties fo:color="#000000" fo:font-size="9pt"/>
    </style:style>
    <style:style style:name="T8" style:family="text">
      <style:text-properties fo:color="#000000" style:text-position="-33% 58%" fo:font-size="9pt"/>
    </style:style>
    <style:style style:name="T9" style:family="text">
      <style:text-properties fo:color="#000000" style:text-position="-33% 58%" fo:font-size="9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8cm" svg:y1="2.665cm" svg:x2="6.9cm" svg:y2="1.765cm">
            <text:p/>
          </draw:line>
          <draw:line draw:style-name="gr1" draw:text-style-name="P1" draw:layer="layout" svg:x1="3.8cm" svg:y1="2.665cm" svg:x2="6.9cm" svg:y2="3.865cm">
            <text:p/>
          </draw:line>
          <draw:line draw:style-name="gr1" draw:text-style-name="P1" draw:layer="layout" svg:x1="3.8cm" svg:y1="2.665cm" svg:x2="6.952cm" svg:y2="6.126cm">
            <text:p/>
          </draw:line>
          <draw:line draw:style-name="gr1" draw:text-style-name="P1" draw:layer="layout" svg:x1="3.8cm" svg:y1="2.665cm" svg:x2="6.987cm" svg:y2="8.12cm">
            <text:p/>
          </draw:line>
          <draw:line draw:style-name="gr2" draw:text-style-name="P1" draw:layer="layout" svg:x1="3.762cm" svg:y1="4.97cm" svg:x2="6.9cm" svg:y2="3.965cm">
            <text:p/>
          </draw:line>
          <draw:line draw:style-name="gr2" draw:text-style-name="P1" draw:layer="layout" svg:x1="3.8cm" svg:y1="4.965cm" svg:x2="6.908cm" svg:y2="6.175cm">
            <text:p/>
          </draw:line>
          <draw:line draw:style-name="gr2" draw:text-style-name="P1" draw:layer="layout" svg:x1="3.8cm" svg:y1="4.965cm" svg:x2="6.904cm" svg:y2="8.304cm">
            <text:p/>
          </draw:line>
          <draw:line draw:style-name="gr2" draw:text-style-name="P1" draw:layer="layout" svg:x1="3.8cm" svg:y1="4.965cm" svg:x2="6.92cm" svg:y2="1.876cm">
            <text:p/>
          </draw:line>
          <draw:line draw:style-name="gr2" draw:text-style-name="P1" draw:layer="layout" svg:x1="3.782cm" svg:y1="7.285cm" svg:x2="6.936cm" svg:y2="6.204cm">
            <text:p/>
          </draw:line>
          <draw:line draw:style-name="gr2" draw:text-style-name="P1" draw:layer="layout" svg:x1="3.8cm" svg:y1="7.265cm" svg:x2="6.908cm" svg:y2="8.464cm">
            <text:p/>
          </draw:line>
          <draw:line draw:style-name="gr2" draw:text-style-name="P1" draw:layer="layout" svg:x1="3.8cm" svg:y1="7.265cm" svg:x2="6.987cm" svg:y2="2.021cm">
            <text:p/>
          </draw:line>
          <draw:line draw:style-name="gr2" draw:text-style-name="P1" draw:layer="layout" svg:x1="3.798cm" svg:y1="7.286cm" svg:x2="6.9cm" svg:y2="4.065cm">
            <text:p/>
          </draw:line>
          <draw:line draw:style-name="gr1" draw:text-style-name="P1" draw:layer="layout" svg:x1="1.422cm" svg:y1="2.677cm" svg:x2="3.046cm" svg:y2="2.657cm">
            <text:p/>
          </draw:line>
          <draw:line draw:style-name="gr1" draw:text-style-name="P1" draw:layer="layout" svg:x1="1.437cm" svg:y1="7.201cm" svg:x2="3.061cm" svg:y2="7.181cm">
            <text:p/>
          </draw:line>
          <draw:line draw:style-name="gr1" draw:text-style-name="P1" draw:layer="layout" svg:x1="1.422cm" svg:y1="4.956cm" svg:x2="3.046cm" svg:y2="4.936cm">
            <text:p/>
          </draw:line>
          <draw:frame draw:style-name="gr3" draw:text-style-name="P2" draw:layer="layout" svg:width="1.138cm" svg:height="0.689cm" svg:x="1.602cm" svg:y="2.16cm">
            <draw:text-box>
              <text:p><text:span text:style-name="T1">x</text:span><text:span text:style-name="T2">1</text:span></text:p>
            </draw:text-box>
          </draw:frame>
          <draw:frame draw:style-name="gr3" draw:text-style-name="P2" draw:layer="layout" svg:width="1.138cm" svg:height="0.689cm" svg:x="1.602cm" svg:y="6.625cm">
            <draw:text-box>
              <text:p><text:span text:style-name="T1">x</text:span><text:span text:style-name="T2">3</text:span></text:p>
            </draw:text-box>
          </draw:frame>
          <draw:frame draw:style-name="gr3" draw:text-style-name="P2" draw:layer="layout" svg:width="1.138cm" svg:height="0.689cm" svg:x="1.602cm" svg:y="4.423cm">
            <draw:text-box>
              <text:p><text:span text:style-name="T1">x</text:span><text:span text:style-name="T2">2</text:span></text:p>
            </draw:text-box>
          </draw:frame>
          <draw:custom-shape draw:style-name="gr4" draw:text-style-name="P4" draw:layer="layout" svg:width="0.794cm" svg:height="0.794cm" svg:x="2.978cm" svg:y="2.304cm">
            <text:p text:style-name="P3"><text:span text:style-name="T3">i</text:span><text:span text:style-name="T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794cm" svg:height="0.794cm" svg:x="2.978cm" svg:y="6.828cm">
            <text:p text:style-name="P3"><text:span text:style-name="T5">i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794cm" svg:height="0.794cm" svg:x="2.978cm" svg:y="4.583cm">
            <text:p text:style-name="P3"><text:span text:style-name="T3">i</text:span><text:span text:style-name="T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94cm" svg:height="0.794cm" svg:x="6.921cm" svg:y="1.386cm">
            <text:p text:style-name="P3"><text:span text:style-name="T7">h</text:span><text:span text:style-name="T8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0.794cm" svg:height="0.794cm" svg:x="6.921cm" svg:y="5.813cm">
            <text:p text:style-name="P3"><text:span text:style-name="T7">h</text:span><text:span text:style-name="T8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0.794cm" svg:height="0.794cm" svg:x="6.921cm" svg:y="3.6cm">
            <text:p text:style-name="P3"><text:span text:style-name="T7">h</text:span><text:span text:style-name="T8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94cm" svg:height="0.794cm" svg:x="6.921cm" svg:y="8.027cm">
            <text:p text:style-name="P3"><text:span text:style-name="T7">h</text:span><text:span text:style-name="T9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4" draw:layer="layout" svg:width="0.794cm" svg:height="0.794cm" svg:x="10.706cm" svg:y="3.964cm">
              <text:p text:style-name="P3"><text:span text:style-name="T3">o</text:span><text:span text:style-name="T4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0.794cm" svg:height="0.794cm" svg:x="10.706cm" svg:y="6.171cm">
              <text:p text:style-name="P3"><text:span text:style-name="T3">o</text:span><text:span text:style-name="T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7.751cm" svg:y1="1.838cm" svg:x2="10.8cm" svg:y2="4.165cm">
            <text:p/>
          </draw:line>
          <draw:line draw:style-name="gr2" draw:text-style-name="P1" draw:layer="layout" svg:x1="7.746cm" svg:y1="1.848cm" svg:x2="10.8cm" svg:y2="6.265cm">
            <text:p/>
          </draw:line>
          <draw:line draw:style-name="gr1" draw:text-style-name="P1" draw:layer="layout" svg:x1="7.745cm" svg:y1="3.988cm" svg:x2="10.7cm" svg:y2="4.365cm">
            <text:p/>
          </draw:line>
          <draw:line draw:style-name="gr1" draw:text-style-name="P1" draw:layer="layout" svg:x1="7.722cm" svg:y1="6.208cm" svg:x2="10.7cm" svg:y2="4.565cm">
            <text:p/>
          </draw:line>
          <draw:line draw:style-name="gr2" draw:text-style-name="P1" draw:layer="layout" svg:x1="7.745cm" svg:y1="8.41cm" svg:x2="10.8cm" svg:y2="4.665cm">
            <text:p/>
          </draw:line>
          <draw:line draw:style-name="gr1" draw:text-style-name="P1" draw:layer="layout" svg:x1="7.722cm" svg:y1="6.253cm" svg:x2="10.7cm" svg:y2="6.565cm">
            <text:p/>
          </draw:line>
          <draw:line draw:style-name="gr2" draw:text-style-name="P1" draw:layer="layout" svg:x1="7.699cm" svg:y1="8.479cm" svg:x2="10.7cm" svg:y2="6.765cm">
            <text:p/>
          </draw:line>
          <draw:line draw:style-name="gr1" draw:text-style-name="P1" draw:layer="layout" svg:x1="7.7cm" svg:y1="3.965cm" svg:x2="10.7cm" svg:y2="6.465cm">
            <text:p/>
          </draw:line>
          <draw:line draw:style-name="gr1" draw:text-style-name="P1" draw:layer="layout" svg:x1="11.476cm" svg:y1="4.365cm" svg:x2="13.1cm" svg:y2="4.345cm">
            <text:p/>
          </draw:line>
          <draw:line draw:style-name="gr1" draw:text-style-name="P1" draw:layer="layout" svg:x1="11.476cm" svg:y1="6.565cm" svg:x2="13.1cm" svg:y2="6.545cm">
            <text:p/>
          </draw:line>
        </draw:g>
        <draw:g>
          <draw:line draw:style-name="gr2" draw:text-style-name="P1" draw:layer="layout" svg:x1="3.8cm" svg:y1="12.179cm" svg:x2="6.9cm" svg:y2="11.279cm">
            <text:p/>
          </draw:line>
          <draw:line draw:style-name="gr2" draw:text-style-name="P1" draw:layer="layout" svg:x1="3.8cm" svg:y1="12.179cm" svg:x2="6.9cm" svg:y2="13.379cm">
            <text:p/>
          </draw:line>
          <draw:line draw:style-name="gr2" draw:text-style-name="P1" draw:layer="layout" svg:x1="3.8cm" svg:y1="12.179cm" svg:x2="6.952cm" svg:y2="15.64cm">
            <text:p/>
          </draw:line>
          <draw:line draw:style-name="gr2" draw:text-style-name="P1" draw:layer="layout" svg:x1="3.8cm" svg:y1="12.179cm" svg:x2="6.987cm" svg:y2="17.634cm">
            <text:p/>
          </draw:line>
          <draw:line draw:style-name="gr1" draw:text-style-name="P1" draw:layer="layout" svg:x1="3.762cm" svg:y1="14.484cm" svg:x2="6.9cm" svg:y2="13.479cm">
            <text:p/>
          </draw:line>
          <draw:line draw:style-name="gr1" draw:text-style-name="P1" draw:layer="layout" svg:x1="3.8cm" svg:y1="14.479cm" svg:x2="6.908cm" svg:y2="15.689cm">
            <text:p/>
          </draw:line>
          <draw:line draw:style-name="gr1" draw:text-style-name="P1" draw:layer="layout" svg:x1="3.8cm" svg:y1="14.479cm" svg:x2="6.904cm" svg:y2="17.818cm">
            <text:p/>
          </draw:line>
          <draw:line draw:style-name="gr1" draw:text-style-name="P1" draw:layer="layout" svg:x1="3.8cm" svg:y1="14.479cm" svg:x2="6.92cm" svg:y2="11.39cm">
            <text:p/>
          </draw:line>
          <draw:line draw:style-name="gr1" draw:text-style-name="P1" draw:layer="layout" svg:x1="3.782cm" svg:y1="16.799cm" svg:x2="6.936cm" svg:y2="15.718cm">
            <text:p/>
          </draw:line>
          <draw:line draw:style-name="gr1" draw:text-style-name="P1" draw:layer="layout" svg:x1="3.8cm" svg:y1="16.779cm" svg:x2="6.908cm" svg:y2="17.978cm">
            <text:p/>
          </draw:line>
          <draw:line draw:style-name="gr1" draw:text-style-name="P1" draw:layer="layout" svg:x1="3.8cm" svg:y1="16.779cm" svg:x2="6.987cm" svg:y2="11.535cm">
            <text:p/>
          </draw:line>
          <draw:line draw:style-name="gr1" draw:text-style-name="P1" draw:layer="layout" svg:x1="3.798cm" svg:y1="16.8cm" svg:x2="6.9cm" svg:y2="13.579cm">
            <text:p/>
          </draw:line>
          <draw:line draw:style-name="gr1" draw:text-style-name="P1" draw:layer="layout" svg:x1="1.422cm" svg:y1="12.191cm" svg:x2="3.046cm" svg:y2="12.171cm">
            <text:p/>
          </draw:line>
          <draw:line draw:style-name="gr1" draw:text-style-name="P1" draw:layer="layout" svg:x1="1.437cm" svg:y1="16.715cm" svg:x2="3.061cm" svg:y2="16.695cm">
            <text:p/>
          </draw:line>
          <draw:line draw:style-name="gr1" draw:text-style-name="P1" draw:layer="layout" svg:x1="1.422cm" svg:y1="14.47cm" svg:x2="3.046cm" svg:y2="14.45cm">
            <text:p/>
          </draw:line>
          <draw:frame draw:style-name="gr3" draw:text-style-name="P2" draw:layer="layout" svg:width="1.138cm" svg:height="0.689cm" svg:x="1.602cm" svg:y="11.674cm">
            <draw:text-box>
              <text:p><text:span text:style-name="T1">x</text:span><text:span text:style-name="T2">1</text:span></text:p>
            </draw:text-box>
          </draw:frame>
          <draw:frame draw:style-name="gr3" draw:text-style-name="P2" draw:layer="layout" svg:width="1.138cm" svg:height="0.689cm" svg:x="1.602cm" svg:y="16.139cm">
            <draw:text-box>
              <text:p><text:span text:style-name="T1">x</text:span><text:span text:style-name="T2">3</text:span></text:p>
            </draw:text-box>
          </draw:frame>
          <draw:frame draw:style-name="gr3" draw:text-style-name="P2" draw:layer="layout" svg:width="1.138cm" svg:height="0.689cm" svg:x="1.602cm" svg:y="13.937cm">
            <draw:text-box>
              <text:p><text:span text:style-name="T1">x</text:span><text:span text:style-name="T2">2</text:span></text:p>
            </draw:text-box>
          </draw:frame>
          <draw:custom-shape draw:style-name="gr5" draw:text-style-name="P6" draw:layer="layout" svg:width="0.794cm" svg:height="0.794cm" svg:x="2.978cm" svg:y="11.818cm">
            <text:p text:style-name="P3"><text:span text:style-name="T3">i</text:span><text:span text:style-name="T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9" draw:layer="layout" svg:width="0.794cm" svg:height="0.794cm" svg:x="2.978cm" svg:y="16.342cm">
            <text:p text:style-name="P3"><text:span text:style-name="T5">i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794cm" svg:height="0.794cm" svg:x="2.978cm" svg:y="14.097cm">
            <text:p text:style-name="P3"><text:span text:style-name="T3">i</text:span><text:span text:style-name="T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0.794cm" svg:height="0.794cm" svg:x="6.921cm" svg:y="10.9cm">
            <text:p text:style-name="P3"><text:span text:style-name="T7">h</text:span><text:span text:style-name="T8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94cm" svg:height="0.794cm" svg:x="6.921cm" svg:y="15.327cm">
            <text:p text:style-name="P3"><text:span text:style-name="T7">h</text:span><text:span text:style-name="T8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94cm" svg:height="0.794cm" svg:x="6.921cm" svg:y="13.114cm">
            <text:p text:style-name="P3"><text:span text:style-name="T7">h</text:span><text:span text:style-name="T8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0.794cm" svg:height="0.794cm" svg:x="6.921cm" svg:y="17.541cm">
            <text:p text:style-name="P3"><text:span text:style-name="T7">h</text:span><text:span text:style-name="T9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4" draw:layer="layout" svg:width="0.794cm" svg:height="0.794cm" svg:x="10.706cm" svg:y="13.478cm">
              <text:p text:style-name="P3"><text:span text:style-name="T3">o</text:span><text:span text:style-name="T4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0.794cm" svg:height="0.794cm" svg:x="10.706cm" svg:y="15.685cm">
              <text:p text:style-name="P3"><text:span text:style-name="T3">o</text:span><text:span text:style-name="T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1" draw:text-style-name="P1" draw:layer="layout" svg:x1="7.751cm" svg:y1="11.352cm" svg:x2="10.8cm" svg:y2="13.679cm">
            <text:p/>
          </draw:line>
          <draw:line draw:style-name="gr1" draw:text-style-name="P1" draw:layer="layout" svg:x1="7.746cm" svg:y1="11.362cm" svg:x2="10.8cm" svg:y2="15.779cm">
            <text:p/>
          </draw:line>
          <draw:line draw:style-name="gr2" draw:text-style-name="P1" draw:layer="layout" svg:x1="7.745cm" svg:y1="13.502cm" svg:x2="10.7cm" svg:y2="13.879cm">
            <text:p/>
          </draw:line>
          <draw:line draw:style-name="gr2" draw:text-style-name="P1" draw:layer="layout" svg:x1="7.722cm" svg:y1="15.722cm" svg:x2="10.7cm" svg:y2="14.079cm">
            <text:p/>
          </draw:line>
          <draw:line draw:style-name="gr1" draw:text-style-name="P1" draw:layer="layout" svg:x1="7.745cm" svg:y1="17.924cm" svg:x2="10.8cm" svg:y2="14.179cm">
            <text:p/>
          </draw:line>
          <draw:line draw:style-name="gr2" draw:text-style-name="P1" draw:layer="layout" svg:x1="7.722cm" svg:y1="15.767cm" svg:x2="10.7cm" svg:y2="16.079cm">
            <text:p/>
          </draw:line>
          <draw:line draw:style-name="gr1" draw:text-style-name="P1" draw:layer="layout" svg:x1="7.699cm" svg:y1="17.993cm" svg:x2="10.7cm" svg:y2="16.279cm">
            <text:p/>
          </draw:line>
          <draw:line draw:style-name="gr2" draw:text-style-name="P1" draw:layer="layout" svg:x1="7.7cm" svg:y1="13.479cm" svg:x2="10.7cm" svg:y2="15.979cm">
            <text:p/>
          </draw:line>
          <draw:line draw:style-name="gr1" draw:text-style-name="P1" draw:layer="layout" svg:x1="11.476cm" svg:y1="13.879cm" svg:x2="13.1cm" svg:y2="13.859cm">
            <text:p/>
          </draw:line>
          <draw:line draw:style-name="gr1" draw:text-style-name="P1" draw:layer="layout" svg:x1="11.476cm" svg:y1="16.079cm" svg:x2="13.1cm" svg:y2="16.059cm">
            <text:p/>
          </draw:line>
        </draw:g>
        <draw:g>
          <draw:line draw:style-name="gr6" draw:text-style-name="P1" draw:layer="layout" svg:x1="3.778cm" svg:y1="21.644cm" svg:x2="6.878cm" svg:y2="20.744cm">
            <text:p/>
          </draw:line>
          <draw:line draw:style-name="gr6" draw:text-style-name="P1" draw:layer="layout" svg:x1="3.778cm" svg:y1="21.644cm" svg:x2="6.878cm" svg:y2="22.844cm">
            <text:p/>
          </draw:line>
          <draw:line draw:style-name="gr6" draw:text-style-name="P1" draw:layer="layout" svg:x1="3.778cm" svg:y1="21.644cm" svg:x2="6.93cm" svg:y2="25.105cm">
            <text:p/>
          </draw:line>
          <draw:line draw:style-name="gr6" draw:text-style-name="P1" draw:layer="layout" svg:x1="3.778cm" svg:y1="21.644cm" svg:x2="6.965cm" svg:y2="27.099cm">
            <text:p/>
          </draw:line>
          <draw:line draw:style-name="gr1" draw:text-style-name="P1" draw:layer="layout" svg:x1="3.74cm" svg:y1="23.949cm" svg:x2="6.878cm" svg:y2="22.944cm">
            <text:p/>
          </draw:line>
          <draw:line draw:style-name="gr1" draw:text-style-name="P1" draw:layer="layout" svg:x1="3.778cm" svg:y1="23.944cm" svg:x2="6.886cm" svg:y2="25.154cm">
            <text:p/>
          </draw:line>
          <draw:line draw:style-name="gr1" draw:text-style-name="P1" draw:layer="layout" svg:x1="3.778cm" svg:y1="23.944cm" svg:x2="6.882cm" svg:y2="27.283cm">
            <text:p/>
          </draw:line>
          <draw:line draw:style-name="gr1" draw:text-style-name="P1" draw:layer="layout" svg:x1="3.778cm" svg:y1="23.944cm" svg:x2="6.898cm" svg:y2="20.855cm">
            <text:p/>
          </draw:line>
          <draw:line draw:style-name="gr1" draw:text-style-name="P1" draw:layer="layout" svg:x1="3.76cm" svg:y1="26.264cm" svg:x2="6.914cm" svg:y2="25.183cm">
            <text:p/>
          </draw:line>
          <draw:line draw:style-name="gr1" draw:text-style-name="P1" draw:layer="layout" svg:x1="3.778cm" svg:y1="26.244cm" svg:x2="6.886cm" svg:y2="27.443cm">
            <text:p/>
          </draw:line>
          <draw:line draw:style-name="gr1" draw:text-style-name="P1" draw:layer="layout" svg:x1="3.778cm" svg:y1="26.244cm" svg:x2="6.965cm" svg:y2="21cm">
            <text:p/>
          </draw:line>
          <draw:line draw:style-name="gr1" draw:text-style-name="P1" draw:layer="layout" svg:x1="3.776cm" svg:y1="26.265cm" svg:x2="6.878cm" svg:y2="23.044cm">
            <text:p/>
          </draw:line>
          <draw:line draw:style-name="gr1" draw:text-style-name="P1" draw:layer="layout" svg:x1="1.4cm" svg:y1="21.656cm" svg:x2="3.024cm" svg:y2="21.636cm">
            <text:p/>
          </draw:line>
          <draw:line draw:style-name="gr1" draw:text-style-name="P1" draw:layer="layout" svg:x1="1.415cm" svg:y1="26.18cm" svg:x2="3.039cm" svg:y2="26.16cm">
            <text:p/>
          </draw:line>
          <draw:line draw:style-name="gr1" draw:text-style-name="P1" draw:layer="layout" svg:x1="1.4cm" svg:y1="23.935cm" svg:x2="3.024cm" svg:y2="23.915cm">
            <text:p/>
          </draw:line>
          <draw:frame draw:style-name="gr3" draw:text-style-name="P2" draw:layer="layout" svg:width="1.138cm" svg:height="0.689cm" svg:x="1.58cm" svg:y="21.139cm">
            <draw:text-box>
              <text:p><text:span text:style-name="T1">x</text:span><text:span text:style-name="T2">1</text:span></text:p>
            </draw:text-box>
          </draw:frame>
          <draw:frame draw:style-name="gr3" draw:text-style-name="P2" draw:layer="layout" svg:width="1.138cm" svg:height="0.689cm" svg:x="1.58cm" svg:y="25.604cm">
            <draw:text-box>
              <text:p><text:span text:style-name="T1">x</text:span><text:span text:style-name="T2">3</text:span></text:p>
            </draw:text-box>
          </draw:frame>
          <draw:frame draw:style-name="gr3" draw:text-style-name="P2" draw:layer="layout" svg:width="1.138cm" svg:height="0.689cm" svg:x="1.58cm" svg:y="23.402cm">
            <draw:text-box>
              <text:p><text:span text:style-name="T1">x</text:span><text:span text:style-name="T2">2</text:span></text:p>
            </draw:text-box>
          </draw:frame>
          <draw:custom-shape draw:style-name="gr5" draw:text-style-name="P6" draw:layer="layout" svg:width="0.794cm" svg:height="0.794cm" svg:x="2.956cm" svg:y="21.283cm">
            <text:p text:style-name="P3"><text:span text:style-name="T3">i</text:span><text:span text:style-name="T4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9" draw:layer="layout" svg:width="0.794cm" svg:height="0.794cm" svg:x="2.956cm" svg:y="25.807cm">
            <text:p text:style-name="P3"><text:span text:style-name="T5">i</text:span><text:span text:style-name="T6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794cm" svg:height="0.794cm" svg:x="2.956cm" svg:y="23.562cm">
            <text:p text:style-name="P3"><text:span text:style-name="T3">i</text:span><text:span text:style-name="T4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94cm" svg:height="0.794cm" svg:x="6.899cm" svg:y="20.365cm">
            <text:p text:style-name="P3"><text:span text:style-name="T7">h</text:span><text:span text:style-name="T8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794cm" svg:height="0.794cm" svg:x="6.899cm" svg:y="24.792cm">
            <text:p text:style-name="P3"><text:span text:style-name="T7">h</text:span><text:span text:style-name="T8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0.794cm" svg:height="0.794cm" svg:x="6.899cm" svg:y="22.579cm">
            <text:p text:style-name="P3"><text:span text:style-name="T7">h</text:span><text:span text:style-name="T8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8" draw:layer="layout" svg:width="0.794cm" svg:height="0.794cm" svg:x="6.899cm" svg:y="27.006cm">
            <text:p text:style-name="P3"><text:span text:style-name="T7">h</text:span><text:span text:style-name="T9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custom-shape draw:style-name="gr4" draw:text-style-name="P4" draw:layer="layout" svg:width="0.794cm" svg:height="0.794cm" svg:x="10.684cm" svg:y="22.943cm">
              <text:p text:style-name="P3"><text:span text:style-name="T3">o</text:span><text:span text:style-name="T4">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4" draw:layer="layout" svg:width="0.794cm" svg:height="0.794cm" svg:x="10.684cm" svg:y="25.15cm">
              <text:p text:style-name="P3"><text:span text:style-name="T3">o</text:span><text:span text:style-name="T4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2" draw:text-style-name="P1" draw:layer="layout" svg:x1="7.729cm" svg:y1="20.817cm" svg:x2="10.778cm" svg:y2="23.144cm">
            <text:p/>
          </draw:line>
          <draw:line draw:style-name="gr2" draw:text-style-name="P1" draw:layer="layout" svg:x1="7.724cm" svg:y1="20.827cm" svg:x2="10.778cm" svg:y2="25.244cm">
            <text:p/>
          </draw:line>
          <draw:line draw:style-name="gr1" draw:text-style-name="P1" draw:layer="layout" svg:x1="7.723cm" svg:y1="22.967cm" svg:x2="10.678cm" svg:y2="23.344cm">
            <text:p/>
          </draw:line>
          <draw:line draw:style-name="gr2" draw:text-style-name="P1" draw:layer="layout" svg:x1="7.7cm" svg:y1="25.187cm" svg:x2="10.678cm" svg:y2="23.544cm">
            <text:p/>
          </draw:line>
          <draw:line draw:style-name="gr1" draw:text-style-name="P1" draw:layer="layout" svg:x1="7.723cm" svg:y1="27.389cm" svg:x2="10.778cm" svg:y2="23.644cm">
            <text:p/>
          </draw:line>
          <draw:line draw:style-name="gr2" draw:text-style-name="P1" draw:layer="layout" svg:x1="7.7cm" svg:y1="25.232cm" svg:x2="10.678cm" svg:y2="25.544cm">
            <text:p/>
          </draw:line>
          <draw:line draw:style-name="gr1" draw:text-style-name="P1" draw:layer="layout" svg:x1="7.677cm" svg:y1="27.458cm" svg:x2="10.678cm" svg:y2="25.744cm">
            <text:p/>
          </draw:line>
          <draw:line draw:style-name="gr1" draw:text-style-name="P1" draw:layer="layout" svg:x1="7.678cm" svg:y1="22.944cm" svg:x2="10.678cm" svg:y2="25.444cm">
            <text:p/>
          </draw:line>
          <draw:line draw:style-name="gr1" draw:text-style-name="P1" draw:layer="layout" svg:x1="11.454cm" svg:y1="23.344cm" svg:x2="13.078cm" svg:y2="23.324cm">
            <text:p/>
          </draw:line>
          <draw:line draw:style-name="gr1" draw:text-style-name="P1" draw:layer="layout" svg:x1="11.454cm" svg:y1="25.544cm" svg:x2="13.078cm" svg:y2="25.524cm">
            <text:p/>
          </draw:line>
        </draw:g>
        <draw:frame draw:style-name="gr7" draw:text-style-name="P10" draw:layer="layout" svg:width="5.3cm" svg:height="2.9cm" svg:x="13.7cm" svg:y="3.653cm">
          <draw:text-box>
            <text:p>Dropout network for the first epoch</text:p>
          </draw:text-box>
        </draw:frame>
        <draw:frame draw:style-name="gr7" draw:text-style-name="P10" draw:layer="layout" svg:width="5.3cm" svg:height="2.9cm" svg:x="13.7cm" svg:y="22.632cm">
          <draw:text-box>
            <text:p>Dropout network for the third epoch</text:p>
          </draw:text-box>
        </draw:frame>
        <draw:frame draw:style-name="gr7" draw:text-style-name="P10" draw:layer="layout" svg:width="5.3cm" svg:height="2.9cm" svg:x="13.7cm" svg:y="13.167cm">
          <draw:text-box>
            <text:p>Dropout network for the second epoc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18-02-19T08:15:04.559519258</dc:date>
    <meta:editing-duration>PT1H7M4S</meta:editing-duration>
    <meta:editing-cycles>17</meta:editing-cycles>
    <meta:generator>LibreOffice/5.0.3.2$Linux_X86_64 LibreOffice_project/00m0$Build-2</meta:generator>
    <meta:document-statistic meta:object-count="120"/>
  </office:meta>
</office:document-meta>
</file>